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c749" officeooo:paragraph-rsid="001cc749"/>
    </style:style>
    <style:style style:name="P2" style:family="paragraph" style:parent-style-name="Standard">
      <style:paragraph-properties fo:text-align="justify" style:justify-single-word="false"/>
      <style:text-properties officeooo:rsid="001db60d" officeooo:paragraph-rsid="001db60d"/>
    </style:style>
    <style:style style:name="P3" style:family="paragraph" style:parent-style-name="Standard">
      <style:paragraph-properties fo:text-align="justify" style:justify-single-word="false"/>
      <style:text-properties officeooo:paragraph-rsid="001cc749"/>
    </style:style>
    <style:style style:name="P4" style:family="paragraph" style:parent-style-name="Standard">
      <style:paragraph-properties fo:text-align="justify" style:justify-single-word="false"/>
      <style:text-properties officeooo:paragraph-rsid="001db60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cc749" officeooo:paragraph-rsid="001db60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db60d" officeooo:paragraph-rsid="001db60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227b63" officeooo:paragraph-rsid="00227b63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f2425" officeooo:paragraph-rsid="002547a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2685ff" officeooo:paragraph-rsid="002685ff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2547a4"/>
    </style:style>
    <style:style style:name="P11" style:family="paragraph" style:parent-style-name="Standard">
      <style:paragraph-properties fo:text-align="justify" style:justify-single-word="false"/>
      <style:text-properties officeooo:rsid="002997ec" officeooo:paragraph-rsid="002997ec"/>
    </style:style>
    <style:style style:name="T1" style:family="text">
      <style:text-properties officeooo:rsid="001cc749"/>
    </style:style>
    <style:style style:name="T2" style:family="text">
      <style:text-properties style:text-position="super 58%" style:text-underline-style="none" fo:font-weight="normal" officeooo:rsid="002571bf" style:font-weight-asian="normal" style:font-weight-complex="normal"/>
    </style:style>
    <style:style style:name="T3" style:family="text">
      <style:text-properties style:text-position="super 58%" style:text-underline-style="none" fo:font-weight="normal" officeooo:rsid="002997ec" style:font-weight-asian="normal" style:font-weight-complex="normal"/>
    </style:style>
    <style:style style:name="T4" style:family="text">
      <style:text-properties officeooo:rsid="001db60d"/>
    </style:style>
    <style:style style:name="T5" style:family="text">
      <style:text-properties officeooo:rsid="001f2425"/>
    </style:style>
    <style:style style:name="T6" style:family="text">
      <style:text-properties fo:font-size="16pt" style:text-underline-style="solid" style:text-underline-width="auto" style:text-underline-color="font-color" fo:font-weight="bold" officeooo:rsid="001cc749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1f2425" style:font-size-asian="16pt" style:font-weight-asian="bold" style:font-size-complex="16pt" style:font-weight-complex="bold"/>
    </style:style>
    <style:style style:name="T8" style:family="text">
      <style:text-properties fo:font-size="16pt" style:text-underline-style="solid" style:text-underline-width="auto" style:text-underline-color="font-color" fo:font-weight="bold" officeooo:rsid="00203637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2b71fb" style:font-size-asian="16pt" style:font-weight-asian="bold" style:font-size-complex="16pt" style:font-weight-complex="bold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1f2425" style:font-weight-asian="bold" style:font-weight-complex="bold"/>
    </style:style>
    <style:style style:name="T12" style:family="text">
      <style:text-properties officeooo:rsid="00203637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1ab3c" style:font-weight-asian="normal" style:font-weight-complex="normal"/>
    </style:style>
    <style:style style:name="T15" style:family="text">
      <style:text-properties style:text-underline-style="none" fo:font-weight="normal" officeooo:rsid="001f2425" style:font-weight-asian="normal" style:font-weight-complex="normal"/>
    </style:style>
    <style:style style:name="T16" style:family="text">
      <style:text-properties style:text-underline-style="none" fo:font-weight="normal" officeooo:rsid="002547a4" style:font-weight-asian="normal" style:font-weight-complex="normal"/>
    </style:style>
    <style:style style:name="T17" style:family="text">
      <style:text-properties style:text-underline-style="none" fo:font-weight="normal" officeooo:rsid="002571bf" style:font-weight-asian="normal" style:font-weight-complex="normal"/>
    </style:style>
    <style:style style:name="T18" style:family="text">
      <style:text-properties style:text-underline-style="none" fo:font-weight="normal" officeooo:rsid="002685ff" style:font-weight-asian="normal" style:font-weight-complex="normal"/>
    </style:style>
    <style:style style:name="T19" style:family="text">
      <style:text-properties style:text-underline-style="none" fo:font-weight="normal" officeooo:rsid="002997ec" style:font-weight-asian="normal" style:font-weight-complex="normal"/>
    </style:style>
    <style:style style:name="T20" style:family="text">
      <style:text-properties style:text-underline-style="none" fo:font-weight="normal" officeooo:rsid="002a5a19" style:font-weight-asian="normal" style:font-weight-complex="normal"/>
    </style:style>
    <style:style style:name="T21" style:family="text">
      <style:text-properties officeooo:rsid="0021ab3c"/>
    </style:style>
    <style:style style:name="T22" style:family="text">
      <style:text-properties officeooo:rsid="00227b63"/>
    </style:style>
    <style:style style:name="T23" style:family="text">
      <style:text-properties officeooo:rsid="0023737e"/>
    </style:style>
    <style:style style:name="T24" style:family="text">
      <style:text-properties officeooo:rsid="002547a4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2571bf"/>
    </style:style>
    <style:style style:name="T27" style:family="text">
      <style:text-properties officeooo:rsid="002997ec"/>
    </style:style>
    <style:style style:name="T28" style:family="text">
      <style:text-properties style:text-position="0% 100%"/>
    </style:style>
    <style:style style:name="T29" style:family="text">
      <style:text-properties officeooo:rsid="002aad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span text:style-name="T25">“</text:span><text:span text:style-name="T8">The Past, the Present, the Future of...”</text:span></text:p>
      <text:p text:style-name="Standard"><text:tab/><text:tab/><text:span text:style-name="T6">Semester 4 </text:span><text:span text:style-name="T7">Oral Exam</text:span></text:p>
      <text:p text:style-name="Standard"><text:tab/><text:tab/><text:span text:style-name="T6">March 202</text:span><text:span text:style-name="T9">4</text:span></text:p>
      <text:p text:style-name="Standard"/>
      <text:p text:style-name="P6">Dates:</text:p>
      <text:p text:style-name="P1">The oral exam will take place during our Tps:</text:p>
      <text:p text:style-name="P3"><text:span text:style-name="T1"><text:tab/></text:span><text:span text:style-name="T27">7</text:span><text:span text:style-name="T24"> th</text:span><text:span text:style-name="T1"> March</text:span></text:p>
      <text:p text:style-name="P3"><text:span text:style-name="T1"><text:tab/></text:span><text:span text:style-name="T27">14 </text:span><text:span text:style-name="T24">th </text:span><text:span text:style-name="T1">March</text:span></text:p>
      <text:p text:style-name="P1"/>
      <text:p text:style-name="P6">Group Composition:</text:p>
      <text:p text:style-name="P1">You will have to present in groups of 3 students</text:p>
      <text:p text:style-name="P1"/>
      <text:p text:style-name="P6">Length:</text:p>
      <text:p text:style-name="P1">15 minutes <text:span text:style-name="T10">slideshow presentations</text:span> </text:p>
      <text:p text:style-name="P4"><text:span text:style-name="T4">5 minutes for each students </text:span></text:p>
      <text:p text:style-name="P1"/>
      <text:p text:style-name="P5">The subject: </text:p>
      <text:p text:style-name="P4"><text:span text:style-name="T1">Comparing the </text:span><text:span text:style-name="T12">P</text:span><text:span text:style-name="T1">ast/ Present/ </text:span><text:span text:style-name="T12">F</text:span><text:span text:style-name="T1">uture of:</text:span></text:p>
      <text:p text:style-name="P1">Here is a list of possible subjects that might interest you, but of course, you are free to choose something else altogether! I’m just trying to give you some ideas…</text:p>
      <text:p text:style-name="P3">- <text:span text:style-name="T29">Housing</text:span></text:p>
      <text:p text:style-name="P1">- Medicine</text:p>
      <text:p text:style-name="P3">- <text:span text:style-name="T1">Education</text:span></text:p>
      <text:p text:style-name="P3">- <text:span text:style-name="T1">Information sharing</text:span></text:p>
      <text:p text:style-name="P3">- <text:span text:style-name="T1">Reading</text:span></text:p>
      <text:p text:style-name="P3">- <text:span text:style-name="T1">Computer science</text:span></text:p>
      <text:p text:style-name="P3">- <text:span text:style-name="T1">Film making </text:span><text:span text:style-name="T22">(Special effects...)/ </text:span><text:span text:style-name="T26">Music/ Art</text:span></text:p>
      <text:p text:style-name="P3">- <text:span text:style-name="T1">Video Games</text:span></text:p>
      <text:p text:style-name="P3">- <text:span text:style-name="T1">Elections</text:span></text:p>
      <text:p text:style-name="P3">- <text:span text:style-name="T1">Musical composition</text:span></text:p>
      <text:p text:style-name="P3">- <text:span text:style-name="T1">Robotics</text:span></text:p>
      <text:p text:style-name="P3">- <text:span text:style-name="T1">Ecology</text:span></text:p>
      <text:p text:style-name="P3">- <text:span text:style-name="T1">Political campaigning</text:span></text:p>
      <text:p text:style-name="P3">- <text:span text:style-name="T1">Olympic Games</text:span></text:p>
      <text:p text:style-name="P3">- <text:span text:style-name="T1">Television </text:span><text:span text:style-name="T21">(films/ series/ streaming platforms...)</text:span></text:p>
      <text:p text:style-name="P3">- <text:span text:style-name="T1">Phones</text:span></text:p>
      <text:p text:style-name="P3">- <text:span text:style-name="T23">Artificial Intelligence</text:span></text:p>
      <text:p text:style-name="P3">- <text:span text:style-name="T4">The condition of women</text:span></text:p>
      <text:p text:style-name="P3">- <text:span text:style-name="T4">Traveling</text:span></text:p>
      <text:p text:style-name="P3">- <text:span text:style-name="T4">Planes</text:span></text:p>
      <text:p text:style-name="P2">- Space travel</text:p>
      <text:p text:style-name="P2">- Banking</text:p>
      <text:p text:style-name="P2">- Money</text:p>
      <text:p text:style-name="P2">- <text:span text:style-name="T5">Sports</text:span></text:p>
      <text:p text:style-name="P2">- <text:span text:style-name="T5">Photography</text:span></text:p>
      <text:p text:style-name="P2">- <text:span text:style-name="T5">Polling institutes</text:span></text:p>
      <text:p text:style-name="P2">- <text:span text:style-name="T5">Energy</text:span></text:p>
      <text:p text:style-name="P2">- <text:span text:style-name="T23">Climate change</text:span></text:p>
      <text:p text:style-name="P7">- Food (etc….)</text:p>
      <text:p text:style-name="P7">- <text:span text:style-name="T26">Wars/ Weapons</text:span></text:p>
      <text:p text:style-name="P7">- <text:span text:style-name="T26">Robotics</text:span></text:p>
      <text:p text:style-name="P7"><text:soft-page-break/></text:p>
      <text:p text:style-name="P8"/>
      <text:p text:style-name="P8">Deadline :</text:p>
      <text:p text:style-name="P8"/>
      <text:p text:style-name="P10"><text:span text:style-name="T14">T</text:span><text:span text:style-name="T15">here will be two sessions (2 TPs), but to make sure that the students presenting later do not get an unfair </text:span><text:span text:style-name="T19">advantage, please</text:span><text:span text:style-name="T14"> </text:span><text:span text:style-name="T16">send me </text:span><text:span text:style-name="T19">your</text:span><text:span text:style-name="T14"> </text:span><text:span text:style-name="T16">slideshow</text:span><text:span text:style-name="T19">s</text:span><text:span text:style-name="T16"> for <text:s/></text:span><text:span text:style-name="T17">March <text:s/>6</text:span><text:span text:style-name="T2">t</text:span><text:span text:style-name="T3">h</text:span><text:span text:style-name="T19">, 8 pm</text:span><text:span text:style-name="T17"> </text:span><text:span text:style-name="T14">202</text:span><text:span text:style-name="T19">4</text:span><text:span text:style-name="T17">.</text:span></text:p>
      <text:p text:style-name="P11"><text:span text:style-name="T17">T</text:span><text:span text:style-name="T13">hen we will see if there are volunteers or </text:span><text:span text:style-name="T20">if we need to draw randomly the names of the people who will present first.</text:span></text:p>
      <text:p text:style-name="P11"><text:span text:style-name="T20"/></text:p>
      <text:p text:style-name="P9"><text:span text:style-name="T18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4:22:39.843962627</meta:creation-date>
    <dc:date>2024-01-31T15:56:43.057552457</dc:date>
    <meta:editing-duration>PT1H7M1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49" meta:word-count="234" meta:character-count="1299" meta:non-whitespace-character-count="1101"/>
  </office:meta>
</office:document-meta>
</file>